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office:version="1.2">
  <office:automatic-styles/>
  <office:body>
    <office:spreadsheet>
      <table:table table:name="Resumo">
        <table:table-row>
          <table:table-cell office:value-type="string" office:string-value="Campo">
            <text:p>Campo</text:p>
          </table:table-cell>
          <table:table-cell office:value-type="string" office:string-value="Valor">
            <text:p>Valor</text:p>
          </table:table-cell>
        </table:table-row>
        <table:table-row>
          <table:table-cell office:value-type="string" office:string-value="Arquivo">
            <text:p>Arquivo</text:p>
          </table:table-cell>
          <table:table-cell office:value-type="string" office:string-value="Planilha de teste com multiplas abas">
            <text:p>Planilha de teste com multiplas abas</text:p>
          </table:table-cell>
        </table:table-row>
        <table:table-row>
          <table:table-cell office:value-type="string" office:string-value="Instrucao">
            <text:p>Instrucao</text:p>
          </table:table-cell>
          <table:table-cell office:value-type="string" office:string-value="Escolha a aba Alunos 9A no importador">
            <text:p>Escolha a aba Alunos 9A no importador</text:p>
          </table:table-cell>
        </table:table-row>
      </table:table>
      <table:table table:name="Alunos 9A">
        <table:table-row>
          <table:table-cell office:value-type="string" office:string-value="nome do aluno">
            <text:p>nome do aluno</text:p>
          </table:table-cell>
          <table:table-cell office:value-type="string" office:string-value="E-mail institucional">
            <text:p>E-mail institucional</text:p>
          </table:table-cell>
          <table:table-cell office:value-type="string" office:string-value="RA do estudante">
            <text:p>RA do estudante</text:p>
          </table:table-cell>
          <table:table-cell office:value-type="string" office:string-value="Observacao ignorada">
            <text:p>Observacao ignorada</text:p>
          </table:table-cell>
        </table:table-row>
        <table:table-row>
          <table:table-cell office:value-type="string" office:string-value="Ana Lima">
            <text:p>Ana Lima</text:p>
          </table:table-cell>
          <table:table-cell office:value-type="string" office:string-value="login-a001@escola.test">
            <text:p>login-a001@escola.test</text:p>
          </table:table-cell>
          <table:table-cell office:value-type="string" office:string-value="A001">
            <text:p>A001</text:p>
          </table:table-cell>
          <table:table-cell office:value-type="string" office:string-value="linha limpa">
            <text:p>linha limpa</text:p>
          </table:table-cell>
        </table:table-row>
        <table:table-row>
          <table:table-cell office:value-type="string" office:string-value="Bruno Reis">
            <text:p>Bruno Reis</text:p>
          </table:table-cell>
          <table:table-cell office:value-type="string" office:string-value="portal-8802@escola.test">
            <text:p>portal-8802@escola.test</text:p>
          </table:table-cell>
          <table:table-cell office:value-type="string" office:string-value="B002">
            <text:p>B002</text:p>
          </table:table-cell>
          <table:table-cell office:value-type="string" office:string-value="linha limpa">
            <text:p>linha limpa</text:p>
          </table:table-cell>
        </table:table-row>
        <table:table-row>
          <table:table-cell office:value-type="string" office:string-value="Carla Dias">
            <text:p>Carla Dias</text:p>
          </table:table-cell>
          <table:table-cell office:value-type="string" office:string-value="">
            <text:p/>
          </table:table-cell>
          <table:table-cell office:value-type="string" office:string-value="C003">
            <text:p>C003</text:p>
          </table:table-cell>
          <table:table-cell office:value-type="string" office:string-value="sem email">
            <text:p>sem email</text:p>
          </table:table-cell>
        </table:table-row>
        <table:table-row>
          <table:table-cell office:value-type="string" office:string-value="Diego Souza">
            <text:p>Diego Souza</text:p>
          </table:table-cell>
          <table:table-cell office:value-type="string" office:string-value="">
            <text:p/>
          </table:table-cell>
          <table:table-cell office:value-type="string" office:string-value="D004">
            <text:p>D004</text:p>
          </table:table-cell>
          <table:table-cell office:value-type="string" office:string-value="sem email">
            <text:p>sem email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office:version="1.2">
  <office:meta>
    <meta:generator>ODFPY/1.4.1</meta:generator>
  </office:meta>
</office:document-meta>
</file>